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6000001205446F0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933cm" svg:height="20.319cm" svg:x="0.181cm" svg:y="0.001cm">
          <draw:image xlink:href="Pictures/1000000000000166000001205446F0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4:37:19.257310164</meta:creation-date>
    <dc:date>2014-10-21T04:38:20.031978474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